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6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16.903cm"/>
    </style:style>
    <style:style style:name="co5" style:family="table-column">
      <style:table-column-properties fo:break-before="auto" style:column-width="19.373cm"/>
    </style:style>
    <style:style style:name="co6" style:family="table-column">
      <style:table-column-properties fo:break-before="auto" style:column-width="7.83cm"/>
    </style:style>
    <style:style style:name="co7" style:family="table-column">
      <style:table-column-properties fo:break-before="auto" style:column-width="5.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68000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Matt Philips </text:p>
          </table:table-cell>
          <table:table-cell table:formula="of:=&quot;&lt;td valign=top&gt;&amp;nbsp;&quot;&amp;[.A2]&amp;&quot;&lt;/td&gt;&quot;" office:value-type="string" office:string-value="&lt;td valign=top&gt;&amp;nbsp;Matt Philips &lt;/td&gt;">
            <text:p>&lt;td valign=top&gt;&amp;nbsp;Matt Philips &lt;/td&gt;</text:p>
          </table:table-cell>
        </table:table-row>
        <table:table-row table:style-name="ro1">
          <table:table-cell office:value-type="string">
            <text:p>Sega Mega Drive Tutorials</text:p>
          </table:table-cell>
          <table:table-cell table:formula="of:=&quot;&lt;td valign=top&gt;&amp;nbsp;&quot;&amp;[.A3]&amp;&quot;&lt;/td&gt;&quot;" office:value-type="string" office:string-value="&lt;td valign=top&gt;&amp;nbsp;Sega Mega Drive Tutorials&lt;/td&gt;">
            <text:p>&lt;td valign=top&gt;&amp;nbsp;Sega Mega Drive Tutorials&lt;/td&gt;</text:p>
          </table:table-cell>
        </table:table-row>
        <table:table-row table:style-name="ro1">
          <table:table-cell office:value-type="string">
            <text:p>&lt;a href="https://blog.bigevilcorporation.co.uk"&gt;Sega Mega Drive Tutorials&lt;/a&gt;</text:p>
          </table:table-cell>
          <table:table-cell table:formula="of:=&quot;&lt;td valign=top&gt;&amp;nbsp;&quot;&amp;[.A4]&amp;&quot;&lt;/td&gt;&quot;" office:value-type="string" office:string-value="&lt;td valign=top&gt;&amp;nbsp;&lt;a href=&quot;https://blog.bigevilcorporation.co.uk&quot;&gt;Sega Mega Drive Tutorials&lt;/a&gt;&lt;/td&gt;">
            <text:p>&lt;td valign=top&gt;&amp;nbsp;&lt;a href="https://blog.bigevilcorporation.co.uk"&gt;Sega Mega Drive Tutorials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Matt Philips </text:p>
          </table:table-cell>
          <table:table-cell table:formula="of:=&quot;&lt;td valign=top&gt;&amp;nbsp;&quot;&amp;[.A7]&amp;&quot;&lt;/td&gt;&quot;" office:value-type="string" office:string-value="&lt;td valign=top&gt;&amp;nbsp;Matt Philips &lt;/td&gt;">
            <text:p>&lt;td valign=top&gt;&amp;nbsp;Matt Philips &lt;/td&gt;</text:p>
          </table:table-cell>
        </table:table-row>
        <table:table-row table:style-name="ro1">
          <table:table-cell office:value-type="string">
            <text:p>Sega Mega Drive Code Samples</text:p>
          </table:table-cell>
          <table:table-cell table:formula="of:=&quot;&lt;td valign=top&gt;&amp;nbsp;&quot;&amp;[.A8]&amp;&quot;&lt;/td&gt;&quot;" office:value-type="string" office:string-value="&lt;td valign=top&gt;&amp;nbsp;Sega Mega Drive Code Samples&lt;/td&gt;">
            <text:p>&lt;td valign=top&gt;&amp;nbsp;Sega Mega Drive Code Samples&lt;/td&gt;</text:p>
          </table:table-cell>
        </table:table-row>
        <table:table-row table:style-name="ro1">
          <table:table-cell office:value-type="string">
            <text:p>&lt;a href="https://github.com/BigEvilCorporation/megadrive_samples"&gt;Sega Mega Drive Code Samples&lt;/a&gt;</text:p>
          </table:table-cell>
          <table:table-cell table:formula="of:=&quot;&lt;td valign=top&gt;&amp;nbsp;&quot;&amp;[.A9]&amp;&quot;&lt;/td&gt;&quot;" office:value-type="string" office:string-value="&lt;td valign=top&gt;&amp;nbsp;&lt;a href=&quot;https://github.com/BigEvilCorporation/megadrive_samples&quot;&gt;Sega Mega Drive Code Samples&lt;/a&gt;&lt;/td&gt;">
            <text:p>&lt;td valign=top&gt;&amp;nbsp;&lt;a href="https://github.com/BigEvilCorporation/megadrive_samples"&gt;Sega Mega Drive Code Samples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Hugues Johnson</text:p>
          </table:table-cell>
          <table:table-cell table:formula="of:=&quot;&lt;td valign=top&gt;&amp;nbsp;&quot;&amp;[.A12]&amp;&quot;&lt;/td&gt;&quot;" office:value-type="string" office:string-value="&lt;td valign=top&gt;&amp;nbsp;Hugues Johnson&lt;/td&gt;">
            <text:p>&lt;td valign=top&gt;&amp;nbsp;Hugues Johnson&lt;/td&gt;</text:p>
          </table:table-cell>
        </table:table-row>
        <table:table-row table:style-name="ro1">
          <table:table-cell office:value-type="string">
            <text:p>Sega Genesis Programming series</text:p>
          </table:table-cell>
          <table:table-cell table:formula="of:=&quot;&lt;td valign=top&gt;&amp;nbsp;&quot;&amp;[.A13]&amp;&quot;&lt;/td&gt;&quot;" office:value-type="string" office:string-value="&lt;td valign=top&gt;&amp;nbsp;Sega Genesis Programming series&lt;/td&gt;">
            <text:p>&lt;td valign=top&gt;&amp;nbsp;Sega Genesis Programming series&lt;/td&gt;</text:p>
          </table:table-cell>
        </table:table-row>
        <table:table-row table:style-name="ro1">
          <table:table-cell office:value-type="string">
            <text:p>&lt;a href="https://huguesjohnson.com/programming"&gt;Sega Genesis Programming series&lt;/a&gt;</text:p>
          </table:table-cell>
          <table:table-cell table:formula="of:=&quot;&lt;td valign=top&gt;&amp;nbsp;&quot;&amp;[.A14]&amp;&quot;&lt;/td&gt;&quot;" office:value-type="string" office:string-value="&lt;td valign=top&gt;&amp;nbsp;&lt;a href=&quot;https://huguesjohnson.com/programming&quot;&gt;Sega Genesis Programming series&lt;/a&gt;&lt;/td&gt;">
            <text:p>&lt;td valign=top&gt;&amp;nbsp;&lt;a href="https://huguesjohnson.com/programming"&gt;Sega Genesis Programming series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Nameless Algorithm</text:p>
          </table:table-cell>
          <table:table-cell table:formula="of:=&quot;&lt;td valign=top&gt;&amp;nbsp;&quot;&amp;[.A17]&amp;&quot;&lt;/td&gt;&quot;" office:value-type="string" office:string-value="&lt;td valign=top&gt;&amp;nbsp;Nameless Algorithm&lt;/td&gt;">
            <text:p>&lt;td valign=top&gt;&amp;nbsp;Nameless Algorithm&lt;/td&gt;</text:p>
          </table:table-cell>
        </table:table-row>
        <table:table-row table:style-name="ro1">
          <table:table-cell office:value-type="string">
            <text:p>Sega Genesis Development</text:p>
          </table:table-cell>
          <table:table-cell table:formula="of:=&quot;&lt;td valign=top&gt;&amp;nbsp;&quot;&amp;[.A18]&amp;&quot;&lt;/td&gt;&quot;" office:value-type="string" office:string-value="&lt;td valign=top&gt;&amp;nbsp;Sega Genesis Development&lt;/td&gt;">
            <text:p>&lt;td valign=top&gt;&amp;nbsp;Sega Genesis Development&lt;/td&gt;</text:p>
          </table:table-cell>
        </table:table-row>
        <table:table-row table:style-name="ro1">
          <table:table-cell office:value-type="string">
            <text:p>&lt;a href="https://namelessalgorithm.com/genesis"&gt;Sega Genesis Development&lt;/a&gt;</text:p>
          </table:table-cell>
          <table:table-cell table:formula="of:=&quot;&lt;td valign=top&gt;&amp;nbsp;&quot;&amp;[.A19]&amp;&quot;&lt;/td&gt;&quot;" office:value-type="string" office:string-value="&lt;td valign=top&gt;&amp;nbsp;&lt;a href=&quot;https://namelessalgorithm.com/genesis&quot;&gt;Sega Genesis Development&lt;/a&gt;&lt;/td&gt;">
            <text:p>&lt;td valign=top&gt;&amp;nbsp;&lt;a href="https://namelessalgorithm.com/genesis"&gt;Sega Genesis Development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Markey Jester</text:p>
          </table:table-cell>
          <table:table-cell table:formula="of:=&quot;&lt;td valign=top&gt;&amp;nbsp;&quot;&amp;[.A22]&amp;&quot;&lt;/td&gt;&quot;" office:value-type="string" office:string-value="&lt;td valign=top&gt;&amp;nbsp;Markey Jester&lt;/td&gt;">
            <text:p>&lt;td valign=top&gt;&amp;nbsp;Markey Jester&lt;/td&gt;</text:p>
          </table:table-cell>
        </table:table-row>
        <table:table-row table:style-name="ro1">
          <table:table-cell office:value-type="string">
            <text:p>Motorola 68000 Tutorial</text:p>
          </table:table-cell>
          <table:table-cell table:formula="of:=&quot;&lt;td valign=top&gt;&amp;nbsp;&quot;&amp;[.A23]&amp;&quot;&lt;/td&gt;&quot;" office:value-type="string" office:string-value="&lt;td valign=top&gt;&amp;nbsp;Motorola 68000 Tutorial&lt;/td&gt;">
            <text:p>&lt;td valign=top&gt;&amp;nbsp;Motorola 68000 Tutorial&lt;/td&gt;</text:p>
          </table:table-cell>
        </table:table-row>
        <table:table-row table:style-name="ro1">
          <table:table-cell office:value-type="string">
            <text:p>&lt;a href="http://mrjester.hapisan.com/04_MC68"&gt;Motorola 68000 Tutorial&lt;/a&gt;</text:p>
          </table:table-cell>
          <table:table-cell table:formula="of:=&quot;&lt;td valign=top&gt;&amp;nbsp;&quot;&amp;[.A24]&amp;&quot;&lt;/td&gt;&quot;" office:value-type="string" office:string-value="&lt;td valign=top&gt;&amp;nbsp;&lt;a href=&quot;http://mrjester.hapisan.com/04_MC68&quot;&gt;Motorola 68000 Tutorial&lt;/a&gt;&lt;/td&gt;">
            <text:p>&lt;td valign=top&gt;&amp;nbsp;&lt;a href="http://mrjester.hapisan.com/04_MC68"&gt;Motorola 68000 Tutorial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hibiAkumas</text:p>
          </table:table-cell>
          <table:table-cell table:formula="of:=&quot;&lt;td valign=top&gt;&amp;nbsp;&quot;&amp;[.A27]&amp;&quot;&lt;/td&gt;&quot;" office:value-type="string" office:string-value="&lt;td valign=top&gt;&amp;nbsp;ChibiAkumas&lt;/td&gt;">
            <text:p>&lt;td valign=top&gt;&amp;nbsp;ChibiAkumas&lt;/td&gt;</text:p>
          </table:table-cell>
        </table:table-row>
        <table:table-row table:style-name="ro1">
          <table:table-cell office:value-type="string">
            <text:p>Sega Genesis 68000 Assembly Programming</text:p>
          </table:table-cell>
          <table:table-cell table:formula="of:=&quot;&lt;td valign=top&gt;&amp;nbsp;&quot;&amp;[.A28]&amp;&quot;&lt;/td&gt;&quot;" office:value-type="string" office:string-value="&lt;td valign=top&gt;&amp;nbsp;Sega Genesis 68000 Assembly Programming&lt;/td&gt;">
            <text:p>&lt;td valign=top&gt;&amp;nbsp;Sega Genesis 68000 Assembly Programming&lt;/td&gt;</text:p>
          </table:table-cell>
        </table:table-row>
        <table:table-row table:style-name="ro1">
          <table:table-cell office:value-type="string">
            <text:p>&lt;a href="https://www.chibiakumas.com/68000/genesis.php"&gt;Sega Genesis 68000 Assembly Programming&lt;/a&gt;</text:p>
          </table:table-cell>
          <table:table-cell table:formula="of:=&quot;&lt;td valign=top&gt;&amp;nbsp;&quot;&amp;[.A29]&amp;&quot;&lt;/td&gt;&quot;" office:value-type="string" office:string-value="&lt;td valign=top&gt;&amp;nbsp;&lt;a href=&quot;https://www.chibiakumas.com/68000/genesis.php&quot;&gt;Sega Genesis 68000 Assembly Programming&lt;/a&gt;&lt;/td&gt;">
            <text:p>&lt;td valign=top&gt;&amp;nbsp;&lt;a href="https://www.chibiakumas.com/68000/genesis.php"&gt;Sega Genesis 68000 Assembly Programming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Wiki</text:p>
          </table:table-cell>
          <table:table-cell table:formula="of:=&quot;&lt;td valign=top&gt;&amp;nbsp;&quot;&amp;[.A32]&amp;&quot;&lt;/td&gt;&quot;" office:value-type="string" office:string-value="&lt;td valign=top&gt;&amp;nbsp;Wiki&lt;/td&gt;">
            <text:p>&lt;td valign=top&gt;&amp;nbsp;Wiki&lt;/td&gt;</text:p>
          </table:table-cell>
        </table:table-row>
        <table:table-row table:style-name="ro1">
          <table:table-cell office:value-type="string">
            <text:p>Genesis_Programming</text:p>
          </table:table-cell>
          <table:table-cell table:formula="of:=&quot;&lt;td valign=top&gt;&amp;nbsp;&quot;&amp;[.A33]&amp;&quot;&lt;/td&gt;&quot;" office:value-type="string" office:string-value="&lt;td valign=top&gt;&amp;nbsp;Genesis_Programming&lt;/td&gt;">
            <text:p>&lt;td valign=top&gt;&amp;nbsp;Genesis_Programming&lt;/td&gt;</text:p>
          </table:table-cell>
        </table:table-row>
        <table:table-row table:style-name="ro1">
          <table:table-cell office:value-type="string">
            <text:p>&lt;a href="https://en.wikibooks.org/wiki/Genesis_Programming"&gt;Genesis Programming&lt;/a&gt;</text:p>
          </table:table-cell>
          <table:table-cell table:formula="of:=&quot;&lt;td valign=top&gt;&amp;nbsp;&quot;&amp;[.A34]&amp;&quot;&lt;/td&gt;&quot;" office:value-type="string" office:string-value="&lt;td valign=top&gt;&amp;nbsp;&lt;a href=&quot;https://en.wikibooks.org/wiki/Genesis_Programming&quot;&gt;Genesis Programming&lt;/a&gt;&lt;/td&gt;">
            <text:p>&lt;td valign=top&gt;&amp;nbsp;&lt;a href="https://en.wikibooks.org/wiki/Genesis_Programming"&gt;Genesis Programming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mode5.net</text:p>
          </table:table-cell>
          <table:table-cell table:formula="of:=&quot;&lt;td valign=top&gt;&amp;nbsp;&quot;&amp;[.A37]&amp;&quot;&lt;/td&gt;&quot;" office:value-type="string" office:string-value="&lt;td valign=top&gt;&amp;nbsp;mode5.net&lt;/td&gt;">
            <text:p>&lt;td valign=top&gt;&amp;nbsp;mode5.net&lt;/td&gt;</text:p>
          </table:table-cell>
        </table:table-row>
        <table:table-row table:style-name="ro1">
          <table:table-cell office:value-type="string">
            <text:p>Genesis programming tutorials</text:p>
          </table:table-cell>
          <table:table-cell table:formula="of:=&quot;&lt;td valign=top&gt;&amp;nbsp;&quot;&amp;[.A38]&amp;&quot;&lt;/td&gt;&quot;" office:value-type="string" office:string-value="&lt;td valign=top&gt;&amp;nbsp;Genesis programming tutorials&lt;/td&gt;">
            <text:p>&lt;td valign=top&gt;&amp;nbsp;Genesis programming tutorials&lt;/td&gt;</text:p>
          </table:table-cell>
        </table:table-row>
        <table:table-row table:style-name="ro1">
          <table:table-cell office:value-type="string">
            <text:p>&lt;a href="https://mode5.net/Tutorials.html"&gt;Genesis programming tutorials&lt;/a&gt;</text:p>
          </table:table-cell>
          <table:table-cell table:formula="of:=&quot;&lt;td valign=top&gt;&amp;nbsp;&quot;&amp;[.A39]&amp;&quot;&lt;/td&gt;&quot;" office:value-type="string" office:string-value="&lt;td valign=top&gt;&amp;nbsp;&lt;a href=&quot;https://mode5.net/Tutorials.html&quot;&gt;Genesis programming tutorials&lt;/a&gt;&lt;/td&gt;">
            <text:p>&lt;td valign=top&gt;&amp;nbsp;&lt;a href="https://mode5.net/Tutorials.html"&gt;Genesis programming tutorials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</table:table>
      <table:table table:name="samples_2" table:style-name="ta1" table:print="false"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2">
          <table:table-cell office:value-type="string">
            <text:p>CUSTOM:</text:p>
          </table:table-cell>
          <table:table-cell office:value-type="string">
            <text:p>&lt;a href="<text:a xlink:href="https://github.com/SteveProXNA/SGDKcode/tree/master/SGDKsamples/astrofra">https://github.com/SteveProXNA/SGDKcode/tree/master/SGDKsamples/astrofra</text:a>"&gt;astrofra&lt;/a&gt;</text:p>
          </table:table-cell>
          <table:table-cell table:formula="of:=&quot;&lt;td valign=top&gt;&amp;nbsp;&quot;&amp;[.A2]&amp;&quot; &quot;&amp;[.B2]&amp;&quot;&lt;/td&gt;&quot;" office:value-type="string" office:string-value="&lt;td valign=top&gt;&amp;nbsp;CUSTOM: &lt;a href=&quot;https://github.com/SteveProXNA/SGDKcode/tree/master/SGDKsamples/astrofra&quot;&gt;astrofra&lt;/a&gt;&lt;/td&gt;">
            <text:p>&lt;td valign=top&gt;&amp;nbsp;CUSTOM: &lt;a href="https://github.com/SteveProXNA/SGDKcode/tree/master/SGDKsamples/astrofra"&gt;astrofra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astrofra/starfield_donut"&gt;astrofra&lt;/a&gt;</text:p>
          </table:table-cell>
          <table:table-cell table:formula="of:=&quot;&lt;td valign=top&gt;&amp;nbsp;&quot;&amp;[.A3]&amp;&quot; &quot;&amp;[.B3]&amp;&quot;&lt;/td&gt;&quot;" office:value-type="string" office:string-value="&lt;td valign=top&gt;&amp;nbsp;SOURCE: &lt;a href=&quot;https://github.com/Stephane-D/SGDK/tree/master/sample/astrofra/starfield_donut&quot;&gt;astrofra&lt;/a&gt;&lt;/td&gt;">
            <text:p>&lt;td valign=top&gt;&amp;nbsp;SOURCE: &lt;a href="https://github.com/Stephane-D/SGDK/tree/master/sample/astrofra/starfield_donut"&gt;astrofra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bench"&gt;bench&lt;/a&gt;</text:p>
          </table:table-cell>
          <table:table-cell table:formula="of:=&quot;&lt;td valign=top&gt;&amp;nbsp;&quot;&amp;[.A6]&amp;&quot; &quot;&amp;[.B6]&amp;&quot;&lt;/td&gt;&quot;" office:value-type="string" office:string-value="&lt;td valign=top&gt;&amp;nbsp;CUSTOM: &lt;a href=&quot;https://github.com/SteveProXNA/SGDKcode/tree/master/SGDKsamples/bench&quot;&gt;bench&lt;/a&gt;&lt;/td&gt;">
            <text:p>&lt;td valign=top&gt;&amp;nbsp;CUSTOM: &lt;a href="https://github.com/SteveProXNA/SGDKcode/tree/master/SGDKsamples/bench"&gt;bench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bench"&gt;bench&lt;/a&gt;</text:p>
          </table:table-cell>
          <table:table-cell table:formula="of:=&quot;&lt;td valign=top&gt;&amp;nbsp;&quot;&amp;[.A7]&amp;&quot; &quot;&amp;[.B10]&amp;&quot;&lt;/td&gt;&quot;" office:value-type="string" office:string-value="&lt;td valign=top&gt;&amp;nbsp;SOURCE: &lt;a href=&quot;https://github.com/SteveProXNA/SGDKcode/tree/master/SGDKsamples/cube_flat&quot;&gt;cube_flat&lt;/a&gt;&lt;/td&gt;">
            <text:p>&lt;td valign=top&gt;&amp;nbsp;SOURCE: &lt;a href="https://github.com/SteveProXNA/SGDKcode/tree/master/SGDKsamples/cube_flat"&gt;cube_flat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cube_flat"&gt;cube_flat&lt;/a&gt;</text:p>
          </table:table-cell>
          <table:table-cell table:formula="of:=&quot;&lt;td valign=top&gt;&amp;nbsp;&quot;&amp;[.A10]&amp;&quot; &quot;&amp;[.B10]&amp;&quot;&lt;/td&gt;&quot;" office:value-type="string" office:string-value="&lt;td valign=top&gt;&amp;nbsp;CUSTOM: &lt;a href=&quot;https://github.com/SteveProXNA/SGDKcode/tree/master/SGDKsamples/cube_flat&quot;&gt;cube_flat&lt;/a&gt;&lt;/td&gt;">
            <text:p>&lt;td valign=top&gt;&amp;nbsp;CUSTOM: &lt;a href="https://github.com/SteveProXNA/SGDKcode/tree/master/SGDKsamples/cube_flat"&gt;cube_flat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cube_flat"&gt;cube_flat&lt;/a&gt;</text:p>
          </table:table-cell>
          <table:table-cell table:formula="of:=&quot;&lt;td valign=top&gt;&amp;nbsp;&quot;&amp;[.A11]&amp;&quot; &quot;&amp;[.B10]&amp;&quot;&lt;/td&gt;&quot;" office:value-type="string" office:string-value="&lt;td valign=top&gt;&amp;nbsp;SOURCE: &lt;a href=&quot;https://github.com/SteveProXNA/SGDKcode/tree/master/SGDKsamples/cube_flat&quot;&gt;cube_flat&lt;/a&gt;&lt;/td&gt;">
            <text:p>&lt;td valign=top&gt;&amp;nbsp;SOURCE: &lt;a href="https://github.com/SteveProXNA/SGDKcode/tree/master/SGDKsamples/cube_flat"&gt;cube_flat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hs_effect"&gt;hs_effect&lt;/a&gt;</text:p>
          </table:table-cell>
          <table:table-cell table:formula="of:=&quot;&lt;td valign=top&gt;&amp;nbsp;&quot;&amp;[.A14]&amp;&quot; &quot;&amp;[.B14]&amp;&quot;&lt;/td&gt;&quot;" office:value-type="string" office:string-value="&lt;td valign=top&gt;&amp;nbsp;CUSTOM: &lt;a href=&quot;https://github.com/SteveProXNA/SGDKcode/tree/master/SGDKsamples/hs_effect&quot;&gt;hs_effect&lt;/a&gt;&lt;/td&gt;">
            <text:p>&lt;td valign=top&gt;&amp;nbsp;CUSTOM: &lt;a href="https://github.com/SteveProXNA/SGDKcode/tree/master/SGDKsamples/hs_effect"&gt;hs_effect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hs_effect"&gt;hs_effect&lt;/a&gt;</text:p>
          </table:table-cell>
          <table:table-cell table:formula="of:=&quot;&lt;td valign=top&gt;&amp;nbsp;&quot;&amp;[.A15]&amp;&quot; &quot;&amp;[.B15]&amp;&quot;&lt;/td&gt;&quot;" office:value-type="string" office:string-value="&lt;td valign=top&gt;&amp;nbsp;SOURCE: &lt;a href=&quot;https://github.com/Stephane-D/SGDK/tree/master/sample/hs_effect&quot;&gt;hs_effect&lt;/a&gt;&lt;/td&gt;">
            <text:p>&lt;td valign=top&gt;&amp;nbsp;SOURCE: &lt;a href="https://github.com/Stephane-D/SGDK/tree/master/sample/hs_effect"&gt;hs_effect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image"&gt;image&lt;/a&gt;</text:p>
          </table:table-cell>
          <table:table-cell table:formula="of:=&quot;&lt;td valign=top&gt;&amp;nbsp;&quot;&amp;[.A18]&amp;&quot; &quot;&amp;[.B18]&amp;&quot;&lt;/td&gt;&quot;" office:value-type="string" office:string-value="&lt;td valign=top&gt;&amp;nbsp;CUSTOM: &lt;a href=&quot;https://github.com/SteveProXNA/SGDKcode/tree/master/SGDKsamples/image&quot;&gt;image&lt;/a&gt;&lt;/td&gt;">
            <text:p>&lt;td valign=top&gt;&amp;nbsp;CUSTOM: &lt;a href="https://github.com/SteveProXNA/SGDKcode/tree/master/SGDKsamples/image"&gt;image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image"&gt;image&lt;/a&gt;</text:p>
          </table:table-cell>
          <table:table-cell table:formula="of:=&quot;&lt;td valign=top&gt;&amp;nbsp;&quot;&amp;[.A19]&amp;&quot; &quot;&amp;[.B19]&amp;&quot;&lt;/td&gt;&quot;" office:value-type="string" office:string-value="&lt;td valign=top&gt;&amp;nbsp;SOURCE: &lt;a href=&quot;https://github.com/Stephane-D/SGDK/tree/master/sample/image&quot;&gt;image&lt;/a&gt;&lt;/td&gt;">
            <text:p>&lt;td valign=top&gt;&amp;nbsp;SOURCE: &lt;a href="https://github.com/Stephane-D/SGDK/tree/master/sample/image"&gt;image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joytest"&gt;joytest&lt;/a&gt;</text:p>
          </table:table-cell>
          <table:table-cell table:formula="of:=&quot;&lt;td valign=top&gt;&amp;nbsp;&quot;&amp;[.A24]&amp;&quot; &quot;&amp;[.B24]&amp;&quot;&lt;/td&gt;&quot;" office:value-type="string" office:string-value="&lt;td valign=top&gt;&amp;nbsp;CUSTOM: &lt;a href=&quot;https://github.com/SteveProXNA/SGDKcode/tree/master/SGDKsamples/joytest&quot;&gt;joytest&lt;/a&gt;&lt;/td&gt;">
            <text:p>&lt;td valign=top&gt;&amp;nbsp;CUSTOM: &lt;a href="https://github.com/SteveProXNA/SGDKcode/tree/master/SGDKsamples/joytest"&gt;joytest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joytest"&gt;joytest&lt;/a&gt;</text:p>
          </table:table-cell>
          <table:table-cell table:formula="of:=&quot;&lt;td valign=top&gt;&amp;nbsp;&quot;&amp;[.A25]&amp;&quot; &quot;&amp;[.B25]&amp;&quot;&lt;/td&gt;&quot;" office:value-type="string" office:string-value="&lt;td valign=top&gt;&amp;nbsp;SOURCE: &lt;a href=&quot;https://github.com/Stephane-D/SGDK/tree/master/sample/joytest&quot;&gt;joytest&lt;/a&gt;&lt;/td&gt;">
            <text:p>&lt;td valign=top&gt;&amp;nbsp;SOURCE: &lt;a href="https://github.com/Stephane-D/SGDK/tree/master/sample/joytest"&gt;joytest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partic"&gt;partic&lt;/a&gt;</text:p>
          </table:table-cell>
          <table:table-cell table:formula="of:=&quot;&lt;td valign=top&gt;&amp;nbsp;&quot;&amp;[.A28]&amp;&quot; &quot;&amp;[.B28]&amp;&quot;&lt;/td&gt;&quot;" office:value-type="string" office:string-value="&lt;td valign=top&gt;&amp;nbsp;CUSTOM: &lt;a href=&quot;https://github.com/SteveProXNA/SGDKcode/tree/master/SGDKsamples/partic&quot;&gt;partic&lt;/a&gt;&lt;/td&gt;">
            <text:p>&lt;td valign=top&gt;&amp;nbsp;CUSTOM: &lt;a href="https://github.com/SteveProXNA/SGDKcode/tree/master/SGDKsamples/partic"&gt;partic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partic"&gt;partic&lt;/a&gt;</text:p>
          </table:table-cell>
          <table:table-cell table:formula="of:=&quot;&lt;td valign=top&gt;&amp;nbsp;&quot;&amp;[.A29]&amp;&quot; &quot;&amp;[.B29]&amp;&quot;&lt;/td&gt;&quot;" office:value-type="string" office:string-value="&lt;td valign=top&gt;&amp;nbsp;SOURCE: &lt;a href=&quot;https://github.com/Stephane-D/SGDK/tree/master/sample/partic&quot;&gt;partic&lt;/a&gt;&lt;/td&gt;">
            <text:p>&lt;td valign=top&gt;&amp;nbsp;SOURCE: &lt;a href="https://github.com/Stephane-D/SGDK/tree/master/sample/partic"&gt;partic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sound"&gt;sound&lt;/a&gt;</text:p>
          </table:table-cell>
          <table:table-cell table:formula="of:=&quot;&lt;td valign=top&gt;&amp;nbsp;&quot;&amp;[.A32]&amp;&quot; &quot;&amp;[.B32]&amp;&quot;&lt;/td&gt;&quot;" office:value-type="string" office:string-value="&lt;td valign=top&gt;&amp;nbsp;CUSTOM: &lt;a href=&quot;https://github.com/SteveProXNA/SGDKcode/tree/master/SGDKsamples/sound&quot;&gt;sound&lt;/a&gt;&lt;/td&gt;">
            <text:p>&lt;td valign=top&gt;&amp;nbsp;CUSTOM: &lt;a href="https://github.com/SteveProXNA/SGDKcode/tree/master/SGDKsamples/sound"&gt;sound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sound"&gt;sound&lt;/a&gt;</text:p>
          </table:table-cell>
          <table:table-cell table:formula="of:=&quot;&lt;td valign=top&gt;&amp;nbsp;&quot;&amp;[.A33]&amp;&quot; &quot;&amp;[.B33]&amp;&quot;&lt;/td&gt;&quot;" office:value-type="string" office:string-value="&lt;td valign=top&gt;&amp;nbsp;SOURCE: &lt;a href=&quot;https://github.com/Stephane-D/SGDK/tree/master/sample/sound&quot;&gt;sound&lt;/a&gt;&lt;/td&gt;">
            <text:p>&lt;td valign=top&gt;&amp;nbsp;SOURCE: &lt;a href="https://github.com/Stephane-D/SGDK/tree/master/sample/sound"&gt;sound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sprite"&gt;sprite&lt;/a&gt;</text:p>
          </table:table-cell>
          <table:table-cell table:formula="of:=&quot;&lt;td valign=top&gt;&amp;nbsp;&quot;&amp;[.A36]&amp;&quot; &quot;&amp;[.B36]&amp;&quot;&lt;/td&gt;&quot;" office:value-type="string" office:string-value="&lt;td valign=top&gt;&amp;nbsp;CUSTOM: &lt;a href=&quot;https://github.com/SteveProXNA/SGDKcode/tree/master/SGDKsamples/sprite&quot;&gt;sprite&lt;/a&gt;&lt;/td&gt;">
            <text:p>&lt;td valign=top&gt;&amp;nbsp;CUSTOM: &lt;a href="https://github.com/SteveProXNA/SGDKcode/tree/master/SGDKsamples/sprite"&gt;sprite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sprite"&gt;sprite&lt;/a&gt;</text:p>
          </table:table-cell>
          <table:table-cell table:formula="of:=&quot;&lt;td valign=top&gt;&amp;nbsp;&quot;&amp;[.A37]&amp;&quot; &quot;&amp;[.B37]&amp;&quot;&lt;/td&gt;&quot;" office:value-type="string" office:string-value="&lt;td valign=top&gt;&amp;nbsp;SOURCE: &lt;a href=&quot;https://github.com/Stephane-D/SGDK/tree/master/sample/sprite&quot;&gt;sprite&lt;/a&gt;&lt;/td&gt;">
            <text:p>&lt;td valign=top&gt;&amp;nbsp;SOURCE: &lt;a href="https://github.com/Stephane-D/SGDK/tree/master/sample/sprite"&gt;sprite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xgmplayer"&gt;xgmplayer&lt;/a&gt;</text:p>
          </table:table-cell>
          <table:table-cell table:formula="of:=&quot;&lt;td valign=top&gt;&amp;nbsp;&quot;&amp;[.A40]&amp;&quot; &quot;&amp;[.B40]&amp;&quot;&lt;/td&gt;&quot;" office:value-type="string" office:string-value="&lt;td valign=top&gt;&amp;nbsp;CUSTOM: &lt;a href=&quot;https://github.com/SteveProXNA/SGDKcode/tree/master/SGDKsamples/xgmplayer&quot;&gt;xgmplayer&lt;/a&gt;&lt;/td&gt;">
            <text:p>&lt;td valign=top&gt;&amp;nbsp;CUSTOM: &lt;a href="https://github.com/SteveProXNA/SGDKcode/tree/master/SGDKsamples/xgmplayer"&gt;xgmplayer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xgmplayer"&gt;xgmplayer&lt;/a&gt;</text:p>
          </table:table-cell>
          <table:table-cell table:formula="of:=&quot;&lt;td valign=top&gt;&amp;nbsp;&quot;&amp;[.A41]&amp;&quot; &quot;&amp;[.B41]&amp;&quot;&lt;/td&gt;&quot;" office:value-type="string" office:string-value="&lt;td valign=top&gt;&amp;nbsp;SOURCE: &lt;a href=&quot;https://github.com/Stephane-D/SGDK/tree/master/sample/xgmplayer&quot;&gt;xgmplayer&lt;/a&gt;&lt;/td&gt;">
            <text:p>&lt;td valign=top&gt;&amp;nbsp;SOURCE: &lt;a href="https://github.com/Stephane-D/SGDK/tree/master/sample/xgmplayer"&gt;xgmplayer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</table:table>
      <table:table table:name="samples" table:style-name="ta1" table:print="false"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astrofra"&gt;astrofra&lt;/a&gt;</text:p>
          </table:table-cell>
          <table:table-cell table:formula="of:=&quot;&lt;td valign=top&gt;&amp;nbsp;&quot;&amp;[.A2]&amp;&quot;&lt;/td&gt;&quot;" office:value-type="string" office:string-value="&lt;td valign=top&gt;&amp;nbsp;&lt;a href=&quot;https://github.com/SteveProXNA/SGDKcode/tree/master/SGDKsamples/astrofra&quot;&gt;astrofra&lt;/a&gt;&lt;/td&gt;">
            <text:p>&lt;td valign=top&gt;&amp;nbsp;&lt;a href="https://github.com/SteveProXNA/SGDKcode/tree/master/SGDKsamples/astrofra"&gt;astrofra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joytest"&gt;joytest&lt;/a&gt;</text:p>
          </table:table-cell>
          <table:table-cell table:formula="of:=&quot;&lt;td valign=top&gt;&amp;nbsp;&quot;&amp;[.A3]&amp;&quot;&lt;/td&gt;&quot;" office:value-type="string" office:string-value="&lt;td valign=top&gt;&amp;nbsp;&lt;a href=&quot;https://github.com/SteveProXNA/SGDKcode/tree/master/SGDKsamples/joytest&quot;&gt;joytest&lt;/a&gt;&lt;/td&gt;">
            <text:p>&lt;td valign=top&gt;&amp;nbsp;&lt;a href="https://github.com/SteveProXNA/SGDKcode/tree/master/SGDKsamples/joytest"&gt;joytest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bench"&gt;bench&lt;/a&gt;</text:p>
          </table:table-cell>
          <table:table-cell table:formula="of:=&quot;&lt;td valign=top&gt;&amp;nbsp;&quot;&amp;[.A6]&amp;&quot;&lt;/td&gt;&quot;" office:value-type="string" office:string-value="&lt;td valign=top&gt;&amp;nbsp;&lt;a href=&quot;https://github.com/SteveProXNA/SGDKcode/tree/master/SGDKsamples/bench&quot;&gt;bench&lt;/a&gt;&lt;/td&gt;">
            <text:p>&lt;td valign=top&gt;&amp;nbsp;&lt;a href="https://github.com/SteveProXNA/SGDKcode/tree/master/SGDKsamples/bench"&gt;bench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partic"&gt;partic&lt;/a&gt;</text:p>
          </table:table-cell>
          <table:table-cell table:formula="of:=&quot;&lt;td valign=top&gt;&amp;nbsp;&quot;&amp;[.A7]&amp;&quot;&lt;/td&gt;&quot;" office:value-type="string" office:string-value="&lt;td valign=top&gt;&amp;nbsp;&lt;a href=&quot;https://github.com/SteveProXNA/SGDKcode/tree/master/SGDKsamples/partic&quot;&gt;partic&lt;/a&gt;&lt;/td&gt;">
            <text:p>&lt;td valign=top&gt;&amp;nbsp;&lt;a href="https://github.com/SteveProXNA/SGDKcode/tree/master/SGDKsamples/partic"&gt;partic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cube_flat"&gt;cube_flat&lt;/a&gt;</text:p>
          </table:table-cell>
          <table:table-cell table:formula="of:=&quot;&lt;td valign=top&gt;&amp;nbsp;&quot;&amp;[.A10]&amp;&quot;&lt;/td&gt;&quot;" office:value-type="string" office:string-value="&lt;td valign=top&gt;&amp;nbsp;&lt;a href=&quot;https://github.com/SteveProXNA/SGDKcode/tree/master/SGDKsamples/cube_flat&quot;&gt;cube_flat&lt;/a&gt;&lt;/td&gt;">
            <text:p>&lt;td valign=top&gt;&amp;nbsp;&lt;a href="https://github.com/SteveProXNA/SGDKcode/tree/master/SGDKsamples/cube_flat"&gt;cube_flat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sound"&gt;sound&lt;/a&gt;</text:p>
          </table:table-cell>
          <table:table-cell table:formula="of:=&quot;&lt;td valign=top&gt;&amp;nbsp;&quot;&amp;[.A11]&amp;&quot;&lt;/td&gt;&quot;" office:value-type="string" office:string-value="&lt;td valign=top&gt;&amp;nbsp;&lt;a href=&quot;https://github.com/SteveProXNA/SGDKcode/tree/master/SGDKsamples/sound&quot;&gt;sound&lt;/a&gt;&lt;/td&gt;">
            <text:p>&lt;td valign=top&gt;&amp;nbsp;&lt;a href="https://github.com/SteveProXNA/SGDKcode/tree/master/SGDKsamples/sound"&gt;sound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hs_effect"&gt;hs_effect&lt;/a&gt;</text:p>
          </table:table-cell>
          <table:table-cell table:formula="of:=&quot;&lt;td valign=top&gt;&amp;nbsp;&quot;&amp;[.A14]&amp;&quot;&lt;/td&gt;&quot;" office:value-type="string" office:string-value="&lt;td valign=top&gt;&amp;nbsp;&lt;a href=&quot;https://github.com/SteveProXNA/SGDKcode/tree/master/SGDKsamples/hs_effect&quot;&gt;hs_effect&lt;/a&gt;&lt;/td&gt;">
            <text:p>&lt;td valign=top&gt;&amp;nbsp;&lt;a href="https://github.com/SteveProXNA/SGDKcode/tree/master/SGDKsamples/hs_effect"&gt;hs_effect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sprite"&gt;sprite&lt;/a&gt;</text:p>
          </table:table-cell>
          <table:table-cell table:formula="of:=&quot;&lt;td valign=top&gt;&amp;nbsp;&quot;&amp;[.A15]&amp;&quot;&lt;/td&gt;&quot;" office:value-type="string" office:string-value="&lt;td valign=top&gt;&amp;nbsp;&lt;a href=&quot;https://github.com/SteveProXNA/SGDKcode/tree/master/SGDKsamples/sprite&quot;&gt;sprite&lt;/a&gt;&lt;/td&gt;">
            <text:p>&lt;td valign=top&gt;&amp;nbsp;&lt;a href="https://github.com/SteveProXNA/SGDKcode/tree/master/SGDKsamples/sprite"&gt;sprite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image"&gt;image&lt;/a&gt;</text:p>
          </table:table-cell>
          <table:table-cell table:formula="of:=&quot;&lt;td valign=top&gt;&amp;nbsp;&quot;&amp;[.A18]&amp;&quot;&lt;/td&gt;&quot;" office:value-type="string" office:string-value="&lt;td valign=top&gt;&amp;nbsp;&lt;a href=&quot;https://github.com/SteveProXNA/SGDKcode/tree/master/SGDKsamples/image&quot;&gt;image&lt;/a&gt;&lt;/td&gt;">
            <text:p>&lt;td valign=top&gt;&amp;nbsp;&lt;a href="https://github.com/SteveProXNA/SGDKcode/tree/master/SGDKsamples/image"&gt;image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xgmplayer"&gt;xgmplayer&lt;/a&gt;</text:p>
          </table:table-cell>
          <table:table-cell table:formula="of:=&quot;&lt;td valign=top&gt;&amp;nbsp;&quot;&amp;[.A19]&amp;&quot;&lt;/td&gt;&quot;" office:value-type="string" office:string-value="&lt;td valign=top&gt;&amp;nbsp;&lt;a href=&quot;https://github.com/SteveProXNA/SGDKcode/tree/master/SGDKsamples/xgmplayer&quot;&gt;xgmplayer&lt;/a&gt;&lt;/td&gt;">
            <text:p>&lt;td valign=top&gt;&amp;nbsp;&lt;a href="https://github.com/SteveProXNA/SGDKcode/tree/master/SGDKsamples/xgmplayer"&gt;xgmplayer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</table:table>
      <table:table table:name="ohsat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Main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table:formula="of:=&quot;&lt;td valign=top&gt;&amp;nbsp;&quot;&amp;[.A3]&amp;&quot;&lt;/td&gt;&quot;" office:value-type="string" office:string-value="&lt;td valign=top&gt;&amp;nbsp;Name&lt;/td&gt;">
            <text:p>&lt;td valign=top&gt;&amp;nbsp;Name&lt;/td&gt;</text:p>
          </table:table-cell>
          <table:table-cell/>
        </table:table-row>
        <table:table-row table:style-name="ro1">
          <table:table-cell office:value-type="string">
            <text:p>Remote Debugging</text:p>
          </table:table-cell>
          <table:table-cell table:formula="of:=&quot;&lt;td valign=top&gt;&amp;nbsp;&quot;&amp;[.A4]&amp;&quot;&lt;/td&gt;&quot;" office:value-type="string" office:string-value="&lt;td valign=top&gt;&amp;nbsp;Remote Debugging&lt;/td&gt;">
            <text:p>&lt;td valign=top&gt;&amp;nbsp;Remote Debugging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Project</text:p>
          </table:table-cell>
          <table:table-cell table:formula="of:=&quot;&lt;td valign=top&gt;&amp;nbsp;&quot;&amp;[.A7]&amp;&quot;&lt;/td&gt;&quot;" office:value-type="string" office:string-value="&lt;td valign=top&gt;&amp;nbsp;Project&lt;/td&gt;">
            <text:p>&lt;td valign=top&gt;&amp;nbsp;Project&lt;/td&gt;</text:p>
          </table:table-cell>
          <table:table-cell/>
        </table:table-row>
        <table:table-row table:style-name="ro1">
          <table:table-cell office:value-type="string">
            <text:p>HelloWorld</text:p>
          </table:table-cell>
          <table:table-cell table:formula="of:=&quot;&lt;td valign=top&gt;&amp;nbsp;&quot;&amp;[.A8]&amp;&quot;&lt;/td&gt;&quot;" office:value-type="string" office:string-value="&lt;td valign=top&gt;&amp;nbsp;HelloWorld&lt;/td&gt;">
            <text:p>&lt;td valign=top&gt;&amp;nbsp;HelloWorl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Disable auto build</text:p>
          </table:table-cell>
          <table:table-cell table:formula="of:=&quot;&lt;td valign=top&gt;&amp;nbsp;&quot;&amp;[.A11]&amp;&quot;&lt;/td&gt;&quot;" office:value-type="string" office:string-value="&lt;td valign=top&gt;&amp;nbsp;Disable auto build&lt;/td&gt;">
            <text:p>&lt;td valign=top&gt;&amp;nbsp;Disable auto build&lt;/td&gt;</text:p>
          </table:table-cell>
          <table:table-cell/>
        </table:table-row>
        <table:table-row table:style-name="ro1">
          <table:table-cell office:value-type="string">
            <text:p>CHECKED</text:p>
          </table:table-cell>
          <table:table-cell table:formula="of:=&quot;&lt;td valign=top&gt;&amp;nbsp;&quot;&amp;[.A12]&amp;&quot;&lt;/td&gt;&quot;" office:value-type="string" office:string-value="&lt;td valign=top&gt;&amp;nbsp;CHECKED&lt;/td&gt;">
            <text:p>&lt;td valign=top&gt;&amp;nbsp;CHECKE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nsure "Using GDB (DSF) Manual Remote Debugging Launcher" is selecte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bugger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Stop on startup as: main</text:p>
          </table:table-cell>
          <table:table-cell table:formula="of:=&quot;&lt;td valign=top&gt;&amp;nbsp;&quot;&amp;[.A19]&amp;&quot;&lt;/td&gt;&quot;" office:value-type="string" office:string-value="&lt;td valign=top&gt;&amp;nbsp;Stop on startup as: main&lt;/td&gt;">
            <text:p>&lt;td valign=top&gt;&amp;nbsp;Stop on startup as: main&lt;/td&gt;</text:p>
          </table:table-cell>
          <table:table-cell/>
        </table:table-row>
        <table:table-row table:style-name="ro1">
          <table:table-cell office:value-type="string">
            <text:p>CHECKED</text:p>
          </table:table-cell>
          <table:table-cell table:formula="of:=&quot;&lt;td valign=top&gt;&amp;nbsp;&quot;&amp;[.A20]&amp;&quot;&lt;/td&gt;&quot;" office:value-type="string" office:string-value="&lt;td valign=top&gt;&amp;nbsp;CHECKED&lt;/td&gt;">
            <text:p>&lt;td valign=top&gt;&amp;nbsp;CHECKE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bugger options</text:p>
          </table:table-cell>
          <table:table-cell table:number-columns-repeated="2"/>
        </table:table-row>
        <table:table-row table:style-name="ro1">
          <table:table-cell office:value-type="string">
            <text:p>Main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GDB debugger</text:p>
          </table:table-cell>
          <table:table-cell table:formula="of:=&quot;&lt;td valign=top&gt;&amp;nbsp;&quot;&amp;[.A26]&amp;&quot;&lt;/td&gt;&quot;" office:value-type="string" office:string-value="&lt;td valign=top&gt;&amp;nbsp;GDB debugger&lt;/td&gt;">
            <text:p>&lt;td valign=top&gt;&amp;nbsp;GDB debugger&lt;/td&gt;</text:p>
          </table:table-cell>
          <table:table-cell/>
        </table:table-row>
        <table:table-row table:style-name="ro1">
          <table:table-cell office:value-type="string">
            <text:p>C:SGDK\bin\gdb.exe</text:p>
          </table:table-cell>
          <table:table-cell table:formula="of:=&quot;&lt;td valign=top&gt;&amp;nbsp;&quot;&amp;[.A27]&amp;&quot;&lt;/td&gt;&quot;" office:value-type="string" office:string-value="&lt;td valign=top&gt;&amp;nbsp;C:SGDK\bin\gdb.exe&lt;/td&gt;">
            <text:p>&lt;td valign=top&gt;&amp;nbsp;C:SGDK\bin\gdb.exe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Source: &lt;a href="https://www.ohsat.com/tutorial/megapong/megapong-1"&gt;MegaPong&lt;/a&gt;</text:p>
          </table:table-cell>
          <table:table-cell table:formula="of:=&quot;&lt;td valign=top&gt;&amp;nbsp;&quot;&amp;[.A30]&amp;&quot;&lt;/td&gt;&quot;" office:value-type="string" office:string-value="&lt;td valign=top&gt;&amp;nbsp;Source: &lt;a href=&quot;https://www.ohsat.com/tutorial/megapong/megapong-1&quot;&gt;MegaPong&lt;/a&gt;&lt;/td&gt;">
            <text:p>&lt;td valign=top&gt;&amp;nbsp;Source: &lt;a href="https://www.ohsat.com/tutorial/megapong/megapong-1"&gt;MegaPong&lt;/a&gt;&lt;/td&gt;</text:p>
          </table:table-cell>
          <table:table-cell/>
        </table:table-row>
        <table:table-row table:style-name="ro1">
          <table:table-cell office:value-type="string">
            <text:p>Custom: &lt;a href="https://github.com/SteveProXNA/SGDKcode/tree/master/SGDKohsat_games/01-MegaPong"&gt;MegaPong&lt;/a&gt;</text:p>
          </table:table-cell>
          <table:table-cell table:formula="of:=&quot;&lt;td valign=top&gt;&amp;nbsp;&quot;&amp;[.A31]&amp;&quot;&lt;/td&gt;&quot;" office:value-type="string" office:string-value="&lt;td valign=top&gt;&amp;nbsp;Custom: &lt;a href=&quot;https://github.com/SteveProXNA/SGDKcode/tree/master/SGDKohsat_games/01-MegaPong&quot;&gt;MegaPong&lt;/a&gt;&lt;/td&gt;">
            <text:p>&lt;td valign=top&gt;&amp;nbsp;Custom: &lt;a href="https://github.com/SteveProXNA/SGDKcode/tree/master/SGDKohsat_games/01-MegaPong"&gt;MegaPong&lt;/a&gt;&lt;/td&gt;</text:p>
          </table:table-cell>
          <table:table-cell/>
        </table:table-row>
        <table:table-row table:style-name="ro1">
          <table:table-cell office:value-type="string">
            <text:p>Source: &lt;a href="https://www.ohsat.com/tutorial/megapong/megapong-1"&gt;MegaPong&lt;/a&gt;</text:p>
          </table:table-cell>
          <table:table-cell table:formula="of:=&quot;&lt;td valign=top&gt;&amp;nbsp;&quot;&amp;[.A32]&amp;&quot;&lt;/td&gt;&quot;" office:value-type="string" office:string-value="&lt;td valign=top&gt;&amp;nbsp;Source: &lt;a href=&quot;https://www.ohsat.com/tutorial/megapong/megapong-1&quot;&gt;MegaPong&lt;/a&gt;&lt;/td&gt;">
            <text:p>&lt;td valign=top&gt;&amp;nbsp;Source: &lt;a href="https://www.ohsat.com/tutorial/megapong/megapong-1"&gt;MegaPong&lt;/a&gt;&lt;/td&gt;</text:p>
          </table:table-cell>
          <table:table-cell/>
        </table:table-row>
        <table:table-row table:style-name="ro1">
          <table:table-cell office:value-type="string">
            <text:p>Custom: &lt;a href="https://github.com/SteveProXNA/SGDKcode/tree/master/SGDKohsat_games/01-MegaPong"&gt;MegaPong&lt;/a&gt;</text:p>
          </table:table-cell>
          <table:table-cell table:formula="of:=&quot;&lt;td valign=top&gt;&amp;nbsp;&quot;&amp;[.A33]&amp;&quot;&lt;/td&gt;&quot;" office:value-type="string" office:string-value="&lt;td valign=top&gt;&amp;nbsp;Custom: &lt;a href=&quot;https://github.com/SteveProXNA/SGDKcode/tree/master/SGDKohsat_games/01-MegaPong&quot;&gt;MegaPong&lt;/a&gt;&lt;/td&gt;">
            <text:p>&lt;td valign=top&gt;&amp;nbsp;Custom: &lt;a href="https://github.com/SteveProXNA/SGDKcode/tree/master/SGDKohsat_games/01-MegaPong"&gt;MegaPong&lt;/a&gt;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Source: &lt;a href="https://www.ohsat.com/tutorial/megapong/megapong-1"&gt;MegaPong&lt;/a&gt;</text:p>
          </table:table-cell>
          <table:table-cell table:formula="of:=&quot;&lt;td valign=top&gt;&amp;nbsp;&quot;&amp;[.A36]&amp;&quot;&lt;/td&gt;&quot;" office:value-type="string" office:string-value="&lt;td valign=top&gt;&amp;nbsp;Source: &lt;a href=&quot;https://www.ohsat.com/tutorial/megapong/megapong-1&quot;&gt;MegaPong&lt;/a&gt;&lt;/td&gt;">
            <text:p>&lt;td valign=top&gt;&amp;nbsp;Source: &lt;a href="https://www.ohsat.com/tutorial/megapong/megapong-1"&gt;MegaPong&lt;/a&gt;&lt;/td&gt;</text:p>
          </table:table-cell>
          <table:table-cell/>
        </table:table-row>
        <table:table-row table:style-name="ro1">
          <table:table-cell office:value-type="string">
            <text:p>Custom: &lt;a href="https://github.com/SteveProXNA/SGDKcode/tree/master/SGDKohsat_games/01-MegaPong"&gt;MegaPong&lt;/a&gt;</text:p>
          </table:table-cell>
          <table:table-cell table:formula="of:=&quot;&lt;td valign=top&gt;&amp;nbsp;&quot;&amp;[.A37]&amp;&quot;&lt;/td&gt;&quot;" office:value-type="string" office:string-value="&lt;td valign=top&gt;&amp;nbsp;Custom: &lt;a href=&quot;https://github.com/SteveProXNA/SGDKcode/tree/master/SGDKohsat_games/01-MegaPong&quot;&gt;MegaPong&lt;/a&gt;&lt;/td&gt;">
            <text:p>&lt;td valign=top&gt;&amp;nbsp;Custom: &lt;a href="https://github.com/SteveProXNA/SGDKcode/tree/master/SGDKohsat_games/01-MegaPong"&gt;MegaPong&lt;/a&gt;&lt;/td&gt;</text:p>
          </table:table-cell>
          <table:table-cell/>
        </table:table-row>
        <table:table-row table:style-name="ro1">
          <table:table-cell office:value-type="string">
            <text:p>Source: &lt;a href="https://www.ohsat.com/tutorial/megapong/megapong-1"&gt;MegaPong&lt;/a&gt;</text:p>
          </table:table-cell>
          <table:table-cell table:formula="of:=&quot;&lt;td valign=top&gt;&amp;nbsp;&quot;&amp;[.A38]&amp;&quot;&lt;/td&gt;&quot;" office:value-type="string" office:string-value="&lt;td valign=top&gt;&amp;nbsp;Source: &lt;a href=&quot;https://www.ohsat.com/tutorial/megapong/megapong-1&quot;&gt;MegaPong&lt;/a&gt;&lt;/td&gt;">
            <text:p>&lt;td valign=top&gt;&amp;nbsp;Source: &lt;a href="https://www.ohsat.com/tutorial/megapong/megapong-1"&gt;MegaPong&lt;/a&gt;&lt;/td&gt;</text:p>
          </table:table-cell>
          <table:table-cell/>
        </table:table-row>
        <table:table-row table:style-name="ro1">
          <table:table-cell office:value-type="string">
            <text:p>Custom: &lt;a href="https://github.com/SteveProXNA/SGDKcode/tree/master/SGDKohsat_games/01-MegaPong"&gt;MegaPong&lt;/a&gt;</text:p>
          </table:table-cell>
          <table:table-cell table:formula="of:=&quot;&lt;td valign=top&gt;&amp;nbsp;&quot;&amp;[.A39]&amp;&quot;&lt;/td&gt;&quot;" office:value-type="string" office:string-value="&lt;td valign=top&gt;&amp;nbsp;Custom: &lt;a href=&quot;https://github.com/SteveProXNA/SGDKcode/tree/master/SGDKohsat_games/01-MegaPong&quot;&gt;MegaPong&lt;/a&gt;&lt;/td&gt;">
            <text:p>&lt;td valign=top&gt;&amp;nbsp;Custom: &lt;a href="https://github.com/SteveProXNA/SGDKcode/tree/master/SGDKohsat_games/01-MegaPong"&gt;MegaPong&lt;/a&gt;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3">03/07/2020</text:date>, <text:time>20:2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21:57:24.36</meta:creation-date>
    <dc:date>2020-07-03T20:24:10.44</dc:date>
    <meta:editing-duration>PT2H56S</meta:editing-duration>
    <meta:editing-cycles>20</meta:editing-cycles>
    <meta:generator>OpenOffice/4.1.5$Win32 OpenOffice.org_project/415m1$Build-9789</meta:generator>
    <meta:document-statistic meta:table-count="5" meta:cell-count="231" meta:object-count="0"/>
  </office:meta>
</office:document-meta>
</file>